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fo:language="en" fo:country="US" fo:font-weight="bold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fo:language="en" fo:country="US"/>
    </style:style>
    <style:style style:name="P4" style:family="paragraph" style:parent-style-name="Standard">
      <style:paragraph-properties fo:margin-left="1.249cm" fo:margin-right="0cm" fo:text-indent="1.249cm" style:auto-text-indent="false">
        <style:tab-stops/>
      </style:paragraph-properties>
      <style:text-properties fo:language="en" fo:country="US"/>
    </style:style>
    <style:style style:name="P5" style:family="paragraph" style:parent-style-name="Standard">
      <style:text-properties fo:language="en" fo:country="US" fo:background-color="#ff00ff"/>
    </style:style>
    <style:style style:name="P6" style:family="paragraph" style:parent-style-name="Standard">
      <style:text-properties fo:language="en" fo:country="US" officeooo:paragraph-rsid="00097415"/>
    </style:style>
    <style:style style:name="P7" style:family="paragraph" style:parent-style-name="Standard">
      <style:paragraph-properties fo:margin-left="1.249cm" fo:margin-right="0cm" fo:text-indent="1.249cm" style:auto-text-indent="false">
        <style:tab-stops/>
      </style:paragraph-properties>
    </style:style>
    <style:style style:name="P8" style:family="paragraph" style:parent-style-name="Standard">
      <style:text-properties style:text-line-through-style="solid" style:text-line-through-type="single" fo:language="en" fo:country="US" style:text-underline-mode="continuous" style:text-overline-mode="continuous" style:text-line-through-mode="continuous"/>
    </style:style>
    <style:style style:name="P9" style:family="paragraph" style:parent-style-name="Akapit_20_z_20_listą" style:list-style-name="L1">
      <style:paragraph-properties fo:margin-top="0cm" fo:margin-bottom="0.282cm" style:contextual-spacing="false" fo:line-height="107%" fo:orphans="2" fo:widows="2" fo:hyphenation-ladder-count="no-limit" style:vertical-align="auto"/>
      <style:text-properties fo:hyphenate="true" loext:hyphenation-no-caps="false"/>
    </style:style>
    <style:style style:name="P10" style:family="paragraph" style:parent-style-name="Akapit_20_z_20_listą" style:list-style-name="L1">
      <style:paragraph-properties fo:margin-top="0cm" fo:margin-bottom="0.282cm" style:contextual-spacing="false" fo:line-height="107%" fo:orphans="2" fo:widows="2" fo:hyphenation-ladder-count="no-limit" style:vertical-align="auto"/>
      <style:text-properties fo:language="en" fo:country="US" fo:font-weight="bold" style:font-weight-asian="bold" style:font-weight-complex="bold" fo:hyphenate="true" loext:hyphenation-no-caps="false"/>
    </style:style>
    <style:style style:name="P11" style:family="paragraph" style:parent-style-name="Standard" style:master-page-name="MP0">
      <style:paragraph-properties style:page-number="auto" fo:break-before="page"/>
      <style:text-properties fo:language="en" fo:country="US" fo:font-weight="bold" style:font-weight-asian="bold" style:font-weight-complex="bold"/>
    </style:style>
    <style:style style:name="P12" style:family="paragraph" style:parent-style-name="Standard" style:list-style-name="L2">
      <style:text-properties fo:language="en" fo:country="US"/>
    </style:style>
    <style:style style:name="P13" style:family="paragraph" style:parent-style-name="Standard" style:list-style-name="L3">
      <style:text-properties fo:language="en" fo:country="US" fo:background-color="#ffff00"/>
    </style:style>
    <style:style style:name="P14" style:family="paragraph" style:parent-style-name="Standard" style:list-style-name="L2"/>
    <style:style style:name="P15" style:family="paragraph" style:parent-style-name="Standard">
      <style:text-properties officeooo:paragraph-rsid="000c088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fo:background-color="#ffff00" loext:char-shading-value="0" style:font-weight-asian="bold" style:font-weight-complex="bold"/>
    </style:style>
    <style:style style:name="T4" style:family="text">
      <style:text-properties fo:language="en" fo:country="US" fo:font-weight="bold" officeooo:rsid="000a0097" fo:background-color="#ffff00" loext:char-shading-value="0" style:font-weight-asian="bold" style:font-weight-complex="bold"/>
    </style:style>
    <style:style style:name="T5" style:family="text">
      <style:text-properties fo:language="en" fo:country="US" fo:font-weight="bold" fo:background-color="#ff00ff" loext:char-shading-value="0" style:font-weight-asian="bold" style:font-weight-complex="bold"/>
    </style:style>
    <style:style style:name="T6" style:family="text">
      <style:text-properties fo:language="en" fo:country="US" fo:background-color="#ffff00" loext:char-shading-value="0"/>
    </style:style>
    <style:style style:name="T7" style:family="text">
      <style:text-properties fo:language="en" fo:country="US" officeooo:rsid="000c0888" fo:background-color="#ffff00" loext:char-shading-value="0"/>
    </style:style>
    <style:style style:name="T8" style:family="text">
      <style:text-properties fo:language="en" fo:country="US" officeooo:rsid="000c0888" fo:background-color="#ffff00" loext:char-shading-value="0"/>
    </style:style>
    <style:style style:name="T9" style:family="text">
      <style:text-properties fo:language="en" fo:country="US" officeooo:rsid="000d5650" fo:background-color="#ffff00" loext:char-shading-value="0"/>
    </style:style>
    <style:style style:name="T10" style:family="text">
      <style:text-properties fo:language="en" fo:country="US" officeooo:rsid="000d5650" fo:background-color="#ffff00" loext:char-shading-value="0"/>
    </style:style>
    <style:style style:name="T11" style:family="text">
      <style:text-properties fo:language="en" fo:country="US" fo:background-color="#ff00ff" loext:char-shading-value="0"/>
    </style:style>
    <style:style style:name="T12" style:family="text">
      <style:text-properties fo:language="en" fo:country="US" officeooo:rsid="000a0097"/>
    </style:style>
    <style:style style:name="T13" style:family="text">
      <style:text-properties fo:language="en" fo:country="US" officeooo:rsid="000c0888"/>
    </style:style>
    <style:style style:name="T14" style:family="text">
      <style:text-properties fo:language="en" fo:country="US" officeooo:rsid="000d5650"/>
    </style:style>
    <style:style style:name="T15" style:family="text">
      <style:text-properties style:text-line-through-style="solid" style:text-line-through-type="single" fo:language="en" fo:country="US" style:text-underline-mode="continuous" style:text-overline-mode="continuous" style:text-line-through-mode="continuous" fo:background-color="#ffff00" loext:char-shading-value="0"/>
    </style:style>
    <style:style style:name="T16" style:family="text">
      <style:text-properties officeooo:rsid="0006c8a5"/>
    </style:style>
    <style:style style:name="T17" style:family="text">
      <style:text-properties style:text-underline-style="solid" style:text-underline-width="auto" style:text-underline-color="font-color" fo:font-weight="bold" officeooo:rsid="0006c8a5" style:font-weight-asian="bold" style:font-weight-complex="bold"/>
    </style:style>
    <style:style style:name="T18" style:family="text">
      <style:text-properties fo:language="en" fo:country="US" fo:background-color="#ffff00"/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ferer config file description</text:p>
      <text:p text:style-name="P2">Inferer configuration setup is stored in JSON format.</text:p>
      <text:p text:style-name="P2"/>
      <text:p text:style-name="P1">1. Main structure</text:p>
      <text:p text:style-name="P2"/>
      <text:p text:style-name="P2">{</text:p>
      <text:p text:style-name="P2"><text:tab/>"validation_data": [ array of validation datasets source configurations ],</text:p>
      <text:p text:style-name="P2"><text:tab/>"dataset_options": [ array of configurations of data sets preparations, e.g. normalization or shuffling ],</text:p>
      <text:p text:style-name="P2"><text:tab/>"inferer_options": [array of inferer options ]</text:p>
      <text:p text:style-name="P2">}</text:p>
      <text:p text:style-name="P2"/>
      <text:p text:style-name="P2">The validation is done for each combination of elements from these three main categories, with exception of entries that have skip attribute set to true.</text:p>
      <text:p text:style-name="P2"/>
      <text:p text:style-name="P1">2. validation_data configuration structure</text:p>
      <text:p text:style-name="P2">Validation data source configuration can have entries of two types: file or synthesis.</text:p>
      <text:p text:style-name="P2"><text:s/></text:p>
      <text:p text:style-name="P1">2.a. validation data from file</text:p>
      <text:p text:style-name="P2"/>
      <text:p text:style-name="P3">{</text:p>
      <text:p text:style-name="P2"><text:tab/><text:tab/>"skip": true, // true or false (optional: defaults to false) <text:s/></text:p>
      <text:p text:style-name="Standard"><text:span text:style-name="Domyślna_20_czcionka_20_akapitu"><text:span text:style-name="T2"><text:tab/><text:tab/></text:span></text:span><text:span text:style-name="Domyślna_20_czcionka_20_akapitu"><text:span text:style-name="T1">"</text:span></text:span><text:span text:style-name="Domyślna_20_czcionka_20_akapitu"><text:span text:style-name="T3">global_inference_output_data_path</text:span></text:span><text:span text:style-name="Domyślna_20_czcionka_20_akapitu"><text:span text:style-name="T1">"</text:span></text:span><text:span text:style-name="Domyślna_20_czcionka_20_akapitu"><text:span text:style-name="T3">: “d:/infer_global_out_file/”</text:span></text:span></text:p>
      <text:p text:style-name="P4">"mode": "file", // indicates entry type</text:p>
      <text:p text:style-name="P2"><text:tab/><text:tab/>"root_path": "d:/data/", // path to the main source data folder</text:p>
      <text:p text:style-name="P4">"subpath": "dataset_01/", // subfolder</text:p>
      <text:p text:style-name="P2"><text:tab/><text:tab/> "F0_ref_filename": "F0_ref.dat", <text:s/>// filename of “*.dat” or “*csv” file with F0_ref entries</text:p>
      <text:p text:style-name="P6"><text:tab/><text:tab/>"<text:span text:style-name="T16">WAV</text:span>_filename": "<text:span text:style-name="T16">sound</text:span>.<text:span text:style-name="T16">wav</text:span>" // “*.<text:span text:style-name="T16">wav” </text:span>filename with <text:span text:style-name="T16">the </text:span>audio <text:span text:style-name="T16">file</text:span> <text:span text:style-name="T16">to be processed</text:span></text:p>
      <text:p text:style-name="P6"><text:tab/><text:tab/>"FB_data_filename": "CQFB_K_20.dat" // filename of “*.dat” or “*csv” file with output of the audio processing front end (AFE); <text:span text:style-name="T17">IGNORED</text:span><text:span text:style-name="T16"> if “WAV_filename”</text:span> <text:span text:style-name="T16">is not null</text:span></text:p>
      <text:p text:style-name="P6"><text:tab/>}</text:p>
      <text:p text:style-name="P2"/>
      <text:p text:style-name="P2">If “files” contains many entries, the “training_data” entry is treated as if there was separate entry for each “file”.</text:p>
      <text:p text:style-name="P2"/>
      <text:p text:style-name="P1">2.b. synthesized validation data </text:p>
      <text:p text:style-name="P2"/>
      <text:p text:style-name="P2"><text:tab/>{</text:p>
      <text:p text:style-name="P2"><text:tab/><text:tab/>"skip": true,</text:p>
      <text:p text:style-name="Standard"><text:span text:style-name="Domyślna_20_czcionka_20_akapitu"><text:span text:style-name="T2"><text:tab/><text:tab/></text:span></text:span><text:span text:style-name="Domyślna_20_czcionka_20_akapitu"><text:span text:style-name="T3">“global_inference_output_data_path”: “d:/infer_global_out_synth/”</text:span></text:span></text:p>
      <text:p text:style-name="P2"><text:tab/><text:tab/>"mode": "synthesis",</text:p>
      <text:p text:style-name="P2"><text:tab/><text:tab/>"rng_state_filename": "filename.seed", // optional: defaults to "rng_state.entropy"</text:p>
      <text:p text:style-name="Standard"><text:span text:style-name="Domyślna_20_czcionka_20_akapitu"><text:span text:style-name="T1">// "filename.entropy " – load rng state from given file, if file does not exist save rng state to given file (</text:span></text:span><text:span text:style-name="Domyślna_20_czcionka_20_akapitu"><text:span text:style-name="T6">saved in “global_inference_output_data_path”</text:span></text:span><text:span text:style-name="Domyślna_20_czcionka_20_akapitu"><text:span text:style-name="T1">)</text:span></text:span></text:p>
      <text:p text:style-name="P7"><text:span text:style-name="Domyślna_20_czcionka_20_akapitu"><text:span text:style-name="T15">"reload": 1, // 0 – synthesize ones, x &gt; 0 – resynthesize every x epoch</text:span></text:span></text:p>
      <text:p text:style-name="P15"><text:span text:style-name="Domyślna_20_czcionka_20_akapitu"><text:span text:style-name="T1"><text:tab/><text:tab/>“</text:span></text:span><text:span text:style-name="Domyślna_20_czcionka_20_akapitu"><text:span text:style-name="T13">save_wav”: true, // default false; i</text:span></text:span><text:span text:style-name="Domyślna_20_czcionka_20_akapitu"><text:span text:style-name="T8">f true the synthesized audiofile with noise is saved to wav file </text:span></text:span><text:span text:style-name="Domyślna_20_czcionka_20_akapitu"><text:span text:style-name="T10">(in addition to infer_F0_ref.json, infer_F0_ref.npz files)</text:span></text:span></text:p>
      <text:p text:style-name="P15"><text:span text:style-name="Domyślna_20_czcionka_20_akapitu"><text:span text:style-name="T1"><text:tab/><text:tab/>"SNR_dB": [40, </text:span></text:span><text:span text:style-name="Domyślna_20_czcionka_20_akapitu"><text:span text:style-name="T12">5</text:span></text:span><text:span text:style-name="Domyślna_20_czcionka_20_akapitu"><text:span text:style-name="T1">0, </text:span></text:span><text:span text:style-name="Domyślna_20_czcionka_20_akapitu"><text:span text:style-name="T12">2</text:span></text:span><text:span text:style-name="Domyślna_20_czcionka_20_akapitu"><text:span text:style-name="T1">], // </text:span></text:span><text:span text:style-name="Domyślna_20_czcionka_20_akapitu"><text:span text:style-name="T12">if </text:span></text:span><text:span text:style-name="Domyślna_20_czcionka_20_akapitu"><text:span text:style-name="T4">global_inference_output_data_path contanins “{SNR_dB}: </text:span></text:span><text:span text:style-name="Domyślna_20_czcionka_20_akapitu"><text:span text:style-name="T1">range of SNR for synthesized data; </text:span></text:span><text:span text:style-name="Domyślna_20_czcionka_20_akapitu"><text:span text:style-name="T12">[start, stop, step] iterates through all SNR values; otherwise [start, stop] the</text:span></text:span><text:span text:style-name="Domyślna_20_czcionka_20_akapitu"><text:span text:style-name="T1"> SNR is selected randomly </text:span></text:span><text:span text:style-name="Domyślna_20_czcionka_20_akapitu"><text:span text:style-name="T12">between start and stop with single value </text:span></text:span><text:soft-page-break/><text:span text:style-name="Domyślna_20_czcionka_20_akapitu"><text:span text:style-name="T12">selected </text:span></text:span><text:span text:style-name="Domyślna_20_czcionka_20_akapitu"><text:span text:style-name="T1">for the whole dataset and is reselected on resynthesis</text:span></text:span></text:p>
      <text:p text:style-name="P2"><text:tab/><text:tab/>"no_of_segments": 1000, // number of synthetic “vowels” constituting a data set</text:p>
      <text:p text:style-name="P2"><text:tab/><text:tab/>"Fs": 8000, // sampling rate </text:p>
      <text:p text:style-name="Standard"><text:span text:style-name="Domyślna_20_czcionka_20_akapitu"><text:span text:style-name="T1"><text:tab/><text:tab/>"segment_length": 500, //</text:span></text:span><office:annotation office:name="0" loext:resolved="false"><dc:creator>Marek Blok</dc:creator><dc:date>2022-01-07T20:53:00</dc:date><text:p><text:span text:style-name="T1">TODO array for random selection in the given range</text:span></text:p></office:annotation><text:span text:style-name="Domyślna_20_czcionka_20_akapitu"><text:span text:style-name="T1"> length segment in [ms] </text:span></text:span><office:annotation-end office:name="0"/></text:p>
      <text:p text:style-name="Standard"><text:span text:style-name="Domyślna_20_czcionka_20_akapitu"><text:span text:style-name="T1"><text:tab/><text:tab/>"silence_length": 0, // </text:span></text:span><office:annotation office:name="1" loext:resolved="false"><dc:creator>Marek Blok</dc:creator><dc:date>2022-01-07T20:54:00</dc:date><text:p><text:span text:style-name="T1">TODO array for random selection in the given range</text:span></text:p></office:annotation><text:span text:style-name="Domyślna_20_czcionka_20_akapitu"><text:span text:style-name="T1">length of the silence between segment in [ms</text:span></text:span><office:annotation-end office:name="1"/><text:span text:style-name="Domyślna_20_czcionka_20_akapitu"><text:span text:style-name="T1">]</text:span></text:span></text:p>
      <text:p text:style-name="P2"><text:tab/><text:tab/>"F0_min": 50, // the lowest F0 value</text:p>
      <text:p text:style-name="P2"><text:tab/><text:tab/>"F0_max": 400 // the highest F0 value</text:p>
      <text:p text:style-name="P2"><text:tab/>}</text:p>
      <text:p text:style-name="Standard"><text:span text:style-name="Domyślna_20_czcionka_20_akapitu"><text:span text:style-name="T11">TODO Add configuration for K, Fc_min and Fc_max !!!</text:span></text:span></text:p>
      <text:p text:style-name="P2"/>
      <text:p text:style-name="P2"/>
      <text:p text:style-name="Standard"><text:span text:style-name="Domyślna_20_czcionka_20_akapitu"><text:span text:style-name="T5">X</text:span></text:span><text:span text:style-name="Domyślna_20_czcionka_20_akapitu"><text:span text:style-name="T2">. Output files structure</text:span></text:span></text:p>
      <text:list xml:id="list1208719478" text:style-name="L1">
        <text:list-item>
          <text:p text:style-name="P9"><text:span text:style-name="Domyślna_20_czcionka_20_akapitu"><text:span text:style-name="T2">.\</text:span></text:span><text:span text:style-name="Domyślna_20_czcionka_20_akapitu"><text:span text:style-name="T3">output_data\inference</text:span></text:span><text:span text:style-name="Domyślna_20_czcionka_20_akapitu"><text:span text:style-name="T2">\</text:span></text:span></text:p>
          <text:list>
            <text:list-item>
              <text:p text:style-name="P9"><text:span text:style-name="Domyślna_20_czcionka_20_akapitu"><text:span text:style-name="T1">validation_data</text:span></text:span><text:span text:style-name="Domyślna_20_czcionka_20_akapitu"><text:span text:style-name="T2">[</text:span></text:span><text:span text:style-name="Domyślna_20_czcionka_20_akapitu"><text:span text:style-name="T1">"</text:span></text:span><text:span text:style-name="Domyślna_20_czcionka_20_akapitu"><text:span text:style-name="T3">global_inference_output_data_path</text:span></text:span><text:span text:style-name="Domyślna_20_czcionka_20_akapitu"><text:span text:style-name="T1">"]</text:span></text:span></text:p>
              <text:list>
                <text:list-item>
                  <text:p text:style-name="P10">infer_F0_ref.npz</text:p>
                </text:list-item>
                <text:list-item>
                  <text:p text:style-name="P9"><text:span text:style-name="Domyślna_20_czcionka_20_akapitu"><text:span text:style-name="T2">infer_F0_ref.json</text:span></text:span><text:span text:style-name="Domyślna_20_czcionka_20_akapitu"><text:span text:style-name="T3"> – stores dataset config</text:span></text:span></text:p>
                </text:list-item>
                <text:list-item>
                  <text:p text:style-name="P9"><text:span text:style-name="Domyślna_20_czcionka_20_akapitu"><text:span text:style-name="T2">TRAINING_test\ <text:s/></text:span></text:span><text:span text:style-name="Domyślna_20_czcionka_20_akapitu"><text:span text:style-name="T3">- subpath of the used model</text:span></text:span></text:p>
                  <text:list>
                    <text:list-item>
                      <text:p text:style-name="P10">infer_classes_labels.npz</text:p>
                    </text:list-item>
                    <text:list-item>
                      <text:p text:style-name="P10">infer_data_epoch_0.npz</text:p>
                    </text:list-item>
                    <text:list-item>
                      <text:p text:style-name="P10">..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Standard"><text:span text:style-name="Domyślna_20_czcionka_20_akapitu"><text:span text:style-name="T3">&gt;&gt;&gt;&gt;&gt;&gt;&gt;&gt;&gt;&gt;&gt;&gt;&gt;&gt;&gt;&gt;&gt;&gt;&gt;&gt;&gt;&gt;&gt;</text:span></text:span></text:p>
      <text:p text:style-name="P2"/>
      <text:p text:style-name="P1">3. dataset_options structure</text:p>
      <text:p text:style-name="P2"/>
      <text:p text:style-name="P2"><text:tab/>{</text:p>
      <text:p text:style-name="P2"><text:tab/><text:tab/>"FB_data power normalization mode": "log", </text:p>
      <text:p text:style-name="P2">// mode of normalization of instantaneous power entries in FB_data <text:s/></text:p>
      <text:p text:style-name="P2">// <text:s text:c="2"/>null – no normalization, </text:p>
      <text:p text:style-name="P2">// <text:s text:c="2"/>“lin” – divide every row by max(P_inst),</text:p>
      <text:p text:style-name="P2">// <text:s text:c="2"/>“log” – like “lin” plus natural logarithm is taken from every entry</text:p>
      <text:p text:style-name="P2"><text:tab/><text:tab/>"FB_data frequency normalization mode": "log",</text:p>
      <text:p text:style-name="P2">// mode of normalization of instantaneous frequencies entries in FB_data <text:s/></text:p>
      <text:p text:style-name="P2">// <text:s text:c="2"/>null – no normalization, </text:p>
      <text:p text:style-name="Standard"><text:span text:style-name="Domyślna_20_czcionka_20_akapitu"><text:span text:style-name="T1">// <text:s text:c="2"/>“lin_0” – values from </text:span></text:span><office:annotation office:name="2" loext:resolved="false"><dc:creator>Marek Blok</dc:creator><dc:date>2022-01-07T21:09:00</dc:date><text:p><text:span text:style-name="T1">TODO check how the Fc_min and Fc_max are determined for synthesized datasets</text:span></text:p></office:annotation><text:span text:style-name="Domyślna_20_czcionka_20_akapitu"><text:span text:style-name="T1">[Fc_min, Fc_max]</text:span></text:span><office:annotation-end office:name="2"/><text:span text:style-name="Domyślna_20_czcionka_20_akapitu"><text:span text:style-name="T1"> are normalized into range [0, 1],</text:span></text:span></text:p>
      <text:p text:style-name="P2">// <text:s text:c="2"/>“lin_min” – values from [0, Fc_max] are normalized into range [0, 1],</text:p>
      <text:p text:style-name="P2">// <text:s text:c="2"/>“log” – like “lin_0” plus natural logarithm is taken from every entry</text:p>
      <text:p text:style-name="P2"><text:tab/><text:tab/>"FB_data clipping mode": null, </text:p>
      <text:p text:style-name="P2">// currently not used</text:p>
      <text:p text:style-name="P2"><text:tab/><text:tab/>"maintain data continuity": false, </text:p>
      <text:p text:style-name="P2">// if true the rows with out of range F0_ref are excluded</text:p>
      <text:p text:style-name="P8"><text:tab/><text:tab/>"shuffle_data": true,</text:p>
      <text:p text:style-name="P2">// if true the rows of input data are shuffled</text:p>
      <text:p text:style-name="P2"><text:tab/><text:tab/>"FB_data_no_of_inputs": 40</text:p>
      <text:p text:style-name="Standard"><office:annotation office:name="3" loext:resolved="false"><dc:creator>Marek Blok</dc:creator><dc:date>2022-01-07T21:10:00</dc:date><text:p><text:span text:style-name="T18">TODO determine based on K</text:span></text:p></office:annotation><text:span text:style-name="Domyślna_20_czcionka_20_akapitu"><text:span text:style-name="T1">// number of entries in each row</text:span></text:span><office:annotation-end office:name="3"/></text:p>
      <text:p text:style-name="P2"><text:tab/>}</text:p>
      <text:p text:style-name="P2"><text:soft-page-break/></text:p>
      <text:p text:style-name="P1">4. trainer_options structure</text:p>
      <text:p text:style-name="P2"/>
      <text:p text:style-name="P2"><text:tab/>{</text:p>
      <text:p text:style-name="P2"><text:tab/><text:tab/>"skip": false,</text:p>
      <text:p text:style-name="P2"><text:tab/><text:tab/>"trainer_config": {</text:p>
      <text:p text:style-name="P2"><text:tab/><text:tab/><text:tab/>"subpath": "trainer_test/", // </text:p>
      <text:p text:style-name="P2"><text:tab/><text:tab/><text:tab/>"folder_prefix": "",</text:p>
      <text:p text:style-name="P2"><text:tab/><text:tab/><text:tab/>"folder_name": "TRAINING__test_example",</text:p>
      <text:p text:style-name="P2"><text:tab/><text:tab/><text:tab/>"filename_prefix": "epoch_",</text:p>
      <text:p text:style-name="P2"><text:tab/><text:tab/><text:tab/>"comment": "Note to be stored with model data",</text:p>
      <text:p text:style-name="P2"><text:tab/><text:tab/><text:tab/>"no_of_epochs": 20,</text:p>
      <text:p text:style-name="P2"><text:tab/><text:tab/><text:tab/>"overwrite": true, // if true previously trained models are deleted when first epoch is saved (always starts from epoch 0)</text:p>
      <text:p text:style-name="P8"><text:tab/><text:tab/><text:tab/>"shuffle_data": true, // use dataloader options to shuffle data</text:p>
      <text:p text:style-name="P2"><text:tab/><text:tab/><text:tab/>"batch_size": 128,</text:p>
      <text:p text:style-name="P2"><text:tab/><text:tab/><text:tab/>"learning_rate": 0.001</text:p>
      <text:p text:style-name="P2"><text:tab/><text:tab/>},</text:p>
      <text:p text:style-name="P2"><text:tab/><text:tab/>"labels transformer options": { </text:p>
      <text:p text:style-name="P2"><text:tab/><text:tab/><text:tab/>"mode": "log", <text:s/>// „lin“, „log“ – distribution of F0 labels for classes</text:p>
      <text:p text:style-name="P2"><text:tab/><text:tab/><text:tab/>"F0_ref_min": 50, </text:p>
      <text:p text:style-name="P2"><text:tab/><text:tab/><text:tab/>"F0_ref_max": 400, </text:p>
      <text:p text:style-name="P2"><text:tab/><text:tab/><text:tab/>"use_F0_too_low_class": false // use one additional class for F0_ref below F0_ref_min</text:p>
      <text:p text:style-name="P2"><text:tab/><text:tab/>},</text:p>
      <text:p text:style-name="P2"><text:tab/><text:tab/>"model_config": {</text:p>
      <text:p text:style-name="P2"><text:tab/><text:tab/><text:tab/>"type": "MLP_multilayer", // model type MLP_2_layers or MLP_multilayer</text:p>
      <text:p text:style-name="P2"><text:tab/><text:tab/><text:tab/>"parameters": [ // model definition (ignored for “MLP_2_layers”)</text:p>
      <text:p text:style-name="P2"><text:tab/><text:tab/><text:tab/><text:tab/>["Conv1d", 1, 32, 4, 1],</text:p>
      <text:p text:style-name="P2"><text:tab/><text:tab/><text:tab/><text:tab/>["ReLU"],</text:p>
      <text:p text:style-name="P2"><text:tab/><text:tab/><text:tab/><text:tab/>["Conv1d", 32, 32, 2, 1],</text:p>
      <text:p text:style-name="P2"><text:tab/><text:tab/><text:tab/><text:tab/>["ReLU"],</text:p>
      <text:p text:style-name="P2"><text:tab/><text:tab/><text:tab/><text:tab/>["Conv1d", 32, 32, 2, 1],</text:p>
      <text:p text:style-name="P2"><text:tab/><text:tab/><text:tab/><text:tab/>["ReLU"],</text:p>
      <text:p text:style-name="P2"><text:tab/><text:tab/><text:tab/><text:tab/>["Flatten"],</text:p>
      <text:p text:style-name="P2"><text:tab/><text:tab/><text:tab/><text:tab/>["Linear", 700],</text:p>
      <text:p text:style-name="P2"><text:tab/><text:tab/><text:tab/><text:tab/>["ReLU"],</text:p>
      <text:p text:style-name="P2"><text:tab/><text:tab/><text:tab/><text:tab/>["Linear", null] // null – use value determined automatically</text:p>
      <text:p text:style-name="P2"><text:tab/><text:tab/><text:tab/>],</text:p>
      <text:p text:style-name="P2"><text:tab/><text:tab/><text:tab/>"no_of_inputs": 40,</text:p>
      <text:p text:style-name="P2"><text:tab/><text:tab/><text:tab/>"no_of_classes": 100</text:p>
      <text:p text:style-name="P2"><text:tab/><text:tab/>}</text:p>
      <text:p text:style-name="P2"><text:tab/>}</text:p>
      <text:p text:style-name="P2"/>
      <text:p text:style-name="P2">4.a. MLP_multilayer parameters </text:p>
      <text:p text:style-name="P2"><text:s/><text:tab/>["Conv1d" channels_in, channels_out, kernel_size, stride] – 1D convolutional layer</text:p>
      <text:p text:style-name="P2"><text:tab/>["ReLU"], ["Hardtanh"] – activation function</text:p>
      <text:p text:style-name="P2"><text:tab/>["Flatten"] – flatten tensor</text:p>
      <text:p text:style-name="P3">["Linear", out_features] – linear transformation layer (in_features is determined on the basis on number of model inputs for the first layer or based on previous layer output size), out_features == null – use value determined automatically (valid for the last layer)</text:p>
      <text:p text:style-name="P1"/>
      <text:p text:style-name="P2"><text:soft-page-break/></text:p>
      <text:p text:style-name="P5">TODO</text:p>
      <text:list xml:id="list1131098470" text:style-name="L2">
        <text:list-item>
          <text:p text:style-name="P14"><office:annotation office:name="4" loext:resolved="false"><dc:creator>Marek Blok</dc:creator><dc:date>2022-01-07T23:07:00</dc:date><text:p><text:span text:style-name="T1">his seems too much hastle and is probably not worth it</text:span></text:p><text:p><text:span text:style-name="T1"/></text:p><text:p><text:span text:style-name="T1">https://discuss.pytorch.org/t/is-there-a-way-to-fix-the-random-seed-of-every-workers-in-dataloader/21687/9</text:span></text:p></office:annotation><text:span text:style-name="Domyślna_20_czcionka_20_akapitu"><text:span text:style-name="T11">add </text:span></text:span><office:annotation-end office:name="4"/><text:span text:style-name="Domyślna_20_czcionka_20_akapitu"><text:span text:style-name="T11">"rng_state_filename": "filename.seed", to use one general in main section to seed </text:span></text:span></text:p>
          <text:list>
            <text:list-item>
              <text:p text:style-name="P12">"dataset_options": shuffling dataset in IFEDataset </text:p>
            </text:list-item>
            <text:list-item>
              <text:p text:style-name="P12">"trainer_options": shuffling in dataloader </text:p>
            </text:list-item>
          </text:list>
        </text:list-item>
      </text:list>
      <text:p text:style-name="P2"/>
      <text:p text:style-name="P2"/>
      <text:p text:style-name="P1">dat2csv data conversion and normalization</text:p>
      <text:list xml:id="list123294217" text:style-name="L3">
        <text:list-item>
          <text:p text:style-name="P13">New FB_data header</text:p>
          <text:list>
            <text:list-item>
              <text:p text:style-name="P13">new header </text:p>
              <text:list>
                <text:list-item>
                  <text:p text:style-name="P13">new header size (size in bytes &gt; 8)</text:p>
                </text:list-item>
                <text:list-item>
                  <text:p text:style-name="P13">add header version</text:p>
                </text:list-item>
                <text:list-item>
                  <text:p text:style-name="P13">correct entries type</text:p>
                </text:list-item>
                <text:list-item>
                  <text:p text:style-name="P13">normalization type/version</text:p>
                </text:list-item>
                <text:list-item>
                  <text:p text:style-name="P13">F0_ref flag – set if F0_ref data are merged</text:p>
                </text:list-item>
              </text:list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ekst_20_komentarza" style:display-name="Tekst komentarza" style:family="paragraph" style:parent-style-name="Normalny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Temat_20_komentarza" style:display-name="Temat komentarza" style:family="paragraph" style:parent-style-name="Tekst_20_komentarza" style:next-style-name="Tekst_20_komentarza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Tekst_20_komentarza_20_Znak" style:display-name="Tekst komentarza Znak" style:family="text" style:parent-style-name="Domyślna_20_czcionka_20_akapitu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creation-date>2021-12-23T12:15:00Z</meta:creation-date>
    <dc:date>2022-03-20T20:48:23.186000000</dc:date>
    <meta:editing-cycles>126</meta:editing-cycles>
    <meta:editing-duration>PT8H50M53S</meta:editing-duration>
    <meta:document-statistic meta:table-count="0" meta:image-count="0" meta:object-count="0" meta:page-count="4" meta:paragraph-count="130" meta:word-count="820" meta:character-count="5995" meta:non-whitespace-character-count="5088"/>
    <meta:template xlink:type="simple" xlink:actuate="onRequest" xlink:title="" xlink:href="Normal"/>
  </office:meta>
</office:document-meta>
</file>